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BasedViewResolver.getAttributes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BasedViewResolver.setOrder( int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BasedViewResolver.getCacheKey( String viewNam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BasedViewResolver.get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BasedViewResolver.setRedirectContextRelative( boolean redirectContextRela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BasedViewResolver.loadView( String viewName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lBasedViewResolver.setPrefix( @ Nullable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BasedViewResolver.setRedirectHttp10Compatible( boolean redirectHttp10Compati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BasedViewResolver.getExposePath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BasedViewResolver.getView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BasedViewResolver.instantiateVie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lBasedViewResolver.setRequestContextAttribute( @ Nullable String requestContext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BasedViewResolver.setViewClass( @ Nullable Class &lt; ? &gt; view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lBasedViewResolver.setAttributes( Properties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BasedViewResolver.canHandle( String viewName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BasedViewResolver.getView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BasedViewResolver.createView( String viewName , Locale loca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UrlBasedViewResolver.setExposeContextBeansAsAttributes( boolean exposeContextBeansAs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BasedViewResolver.setAttributesMap( @ Nullable Map &lt; String , ? &gt;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lBasedViewResolver.setExposedContextBeanNames( @ Nullable String ... exposedContextBean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BasedViewResolver.setContentType( @ Nullable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BasedViewResolver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BasedViewResolver.applyLifecycleMethods( String viewName , AbstractUrlBasedView view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lBasedViewResolver.requiredView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BasedViewResolver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BasedViewResolver.setExposePathVariables( @ Nullable Boolean exposePath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BasedViewResolver.getExposedContextBea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BasedViewResolver.setViewNames( @ Nullable String ... view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BasedViewResolver.isRedirectContextRela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BasedViewResolver.setSuffix( @ Nullable String suf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BasedViewResolver.getExposeContextBeansAs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BasedViewResolver.initApplication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lBasedViewResolver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BasedViewResolver.getRequestContext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BasedViewResolver.setRedirectHosts( @ Nullable String ... redirectHos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BasedViewResolver.getRedirectHo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BasedViewResolver.isRedirectHttp10Compati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BasedViewResolver.buildView( String view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